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Benchmark</text:p>
          </table:table-cell>
          <table:table-cell table:style-name="ce1" office:value-type="string" calcext:value-type="string" table:number-columns-spanned="3" table:number-rows-spanned="1">
            <text:p>Placement</text:p>
          </table:table-cell>
          <table:covered-table-cell/>
          <table:covered-table-cell table:style-name="ce1"/>
        </table:table-row>
        <table:table-row table:style-name="ro1">
          <table:covered-table-cell/>
          <table:table-cell table:style-name="ce2" office:value-type="string" calcext:value-type="string">
            <text:p>Time (ms)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Score to Beat</text:p>
          </table:table-cell>
        </table:table-row>
        <table:table-row table:style-name="ro1">
          <table:table-cell office:value-type="string" calcext:value-type="string">
            <text:p>alu4</text:p>
          </table:table-cell>
          <table:table-cell office:value-type="float" office:value="22347" calcext:value-type="float">
            <text:p>223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x2</text:p>
          </table:table-cell>
          <table:table-cell office:value-type="float" office:value="35065" calcext:value-type="float">
            <text:p>35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x4</text:p>
          </table:table-cell>
          <table:table-cell office:value-type="float" office:value="13855" calcext:value-type="float">
            <text:p>13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key</text:p>
          </table:table-cell>
          <table:table-cell office:value-type="float" office:value="16534" calcext:value-type="float">
            <text:p>16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ma</text:p>
          </table:table-cell>
          <table:table-cell office:value-type="float" office:value="408551" calcext:value-type="float">
            <text:p>4085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</text:p>
          </table:table-cell>
          <table:table-cell office:value-type="float" office:value="2272" calcext:value-type="float">
            <text:p>2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q</text:p>
          </table:table-cell>
          <table:table-cell office:value-type="float" office:value="26617" calcext:value-type="float">
            <text:p>26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ip</text:p>
          </table:table-cell>
          <table:table-cell office:value-type="float" office:value="22176" calcext:value-type="float">
            <text:p>22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iptic</text:p>
          </table:table-cell>
          <table:table-cell office:value-type="float" office:value="346639" calcext:value-type="float">
            <text:p>3466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5p</text:p>
          </table:table-cell>
          <table:table-cell office:value-type="float" office:value="18487" calcext:value-type="float">
            <text:p>18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1010</text:p>
          </table:table-cell>
          <table:table-cell office:value-type="float" office:value="123064" calcext:value-type="float">
            <text:p>123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sc</text:p>
          </table:table-cell>
          <table:table-cell office:value-type="float" office:value="138902" calcext:value-type="float">
            <text:p>1389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ex3</text:p>
          </table:table-cell>
          <table:table-cell office:value-type="float" office:value="14292" calcext:value-type="float">
            <text:p>14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c</text:p>
          </table:table-cell>
          <table:table-cell office:value-type="float" office:value="213463" calcext:value-type="float">
            <text:p>213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298</text:p>
          </table:table-cell>
          <table:table-cell office:value-type="float" office:value="50932" calcext:value-type="float">
            <text:p>50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39417</text:p>
          </table:table-cell>
          <table:table-cell office:value-type="float" office:value="210034" calcext:value-type="float">
            <text:p>2100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38584</text:p>
          </table:table-cell>
          <table:table-cell office:value-type="float" office:value="1179389" calcext:value-type="float">
            <text:p>1179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</text:p>
          </table:table-cell>
          <table:table-cell office:value-type="float" office:value="33346" calcext:value-type="float">
            <text:p>333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a</text:p>
          </table:table-cell>
          <table:table-cell office:value-type="float" office:value="101775" calcext:value-type="float">
            <text:p>101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eng</text:p>
          </table:table-cell>
          <table:table-cell office:value-type="float" office:value="8084" calcext:value-type="float">
            <text:p>808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.00.0000</text:date>, <text:time style:data-style-name="N2" text:time-value="16:00:29.0778729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3T13:43:23.172853985</meta:creation-date>
    <dc:date>2022-02-23T16:02:47.426920391</dc:date>
    <meta:editing-duration>PT4M16S</meta:editing-duration>
    <meta:editing-cycles>3</meta:editing-cycles>
    <meta:generator>LibreOffice/7.3.1.1$Linux_X86_64 LibreOffice_project/30$Build-1</meta:generator>
    <meta:document-statistic meta:table-count="1" meta:cell-count="45" meta:object-count="0"/>
  </office:meta>
</office:document-meta>
</file>